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22.5" calcext:value-type="float">
            <text:p>22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7.5" calcext:value-type="float">
            <text:p>17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24.5" calcext:value-type="float">
            <text:p>24.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09T18:25:14.179288975</dc:date>
    <meta:editing-duration>PT30M49S</meta:editing-duration>
    <meta:editing-cycles>25</meta:editing-cycles>
    <meta:generator>LibreOffice/6.4.7.2$Linux_X86_64 LibreOffice_project/40$Build-2</meta:generator>
    <meta:document-statistic meta:table-count="1" meta:cell-count="133" meta:object-count="0"/>
  </office:meta>
</office:document-meta>
</file>